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lement.DefaultElement( String prefix , String localpart , String rawname , String uri , short 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setIdAttribute( String name , boolean mak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setAttributeNodeNS(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setAttributeNode(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setIdAttributeNode( Attr at , boolean mak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getAttribute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Defaul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lement.getElementsByTag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setAttributeNS( String namespaceURI , String qualified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remove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getAttributeNod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get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setIdAttributeNS( String namespaceURI , String localName , boolean mak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removeAttributeNode( Attr old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has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set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lement.getSchem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